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line-height="115%"/>
      <style:text-properties fo:font-size="13pt" officeooo:rsid="0001e7e9" officeooo:paragraph-rsid="0001e7e9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01e7e9"/>
    </style:style>
    <style:style style:name="T2" style:family="text">
      <style:text-properties fo:font-style="italic" officeooo:rsid="0001e7e9" style:font-style-asian="italic" style:font-style-complex="italic"/>
    </style:style>
    <style:style style:name="T3" style:family="text">
      <style:text-properties fo:font-style="italic" officeooo:rsid="000525c2" style:font-style-asian="italic" style:font-style-complex="italic"/>
    </style:style>
    <style:style style:name="T4" style:family="text">
      <style:text-properties officeooo:rsid="0003b2ec"/>
    </style:style>
    <style:style style:name="T5" style:family="text">
      <style:text-properties style:text-underline-style="none" officeooo:rsid="0003b2ec"/>
    </style:style>
    <style:style style:name="T6" style:family="text">
      <style:text-properties style:text-underline-style="none" officeooo:rsid="000525c2"/>
    </style:style>
    <style:style style:name="T7" style:family="text">
      <style:text-properties officeooo:rsid="000525c2"/>
    </style:style>
    <style:style style:name="T8" style:family="text">
      <style:text-properties style:text-underline-style="solid" style:text-underline-width="auto" style:text-underline-color="font-color" officeooo:rsid="000525c2"/>
    </style:style>
    <style:style style:name="T9" style:family="text">
      <style:text-properties fo:font-style="normal" officeooo:rsid="000525c2" style:font-style-asian="normal" style:font-style-complex="normal"/>
    </style:style>
    <style:style style:name="T10" style:family="text">
      <style:text-properties fo:font-style="normal" officeooo:rsid="0006278e" style:font-style-asian="normal" style:font-style-complex="normal"/>
    </style:style>
    <style:style style:name="T11" style:family="text">
      <style:text-properties fo:font-size="13pt" fo:font-style="normal" officeooo:rsid="0006278e" style:font-size-asian="13pt" style:font-style-asian="normal" style:font-size-complex="13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nji Iman Baskoro</text:p>
      <text:p text:style-name="P2">171111023</text:p>
      <text:p text:style-name="P1"/>
      <text:list xml:id="list1629615599" text:style-name="L1">
        <text:list-item>
          <text:p text:style-name="P4">Lakukan analisa paket data ping menggunakan Wireshark dan jelaskan perbedaan dari sudut pandang paket data untuk kondisi user sebelum dan sesudah login ke hotspot.</text:p>
        </text:list-item>
      </text:list>
      <text:p text:style-name="P3"/>
      <text:p text:style-name="P3"><text:tab/><text:tab/><text:span text:style-name="T1">Pada saat sebelum login ke hotspot, ketika user melakukan ping paket akan <text:tab/>difilter. Hal ini terjadi karena ketika kita belum login kita belum memiliki a<text:tab/>uthorization untuk melakukannya, karena kita belum terbukti sebagai user dari <text:tab/>hotspot tersebut dan memiliki hak untuk menggunakan jaringan tersebut. Sehingga <text:tab/>ketika kita belum login dan melakukan proses ping, maka yang terjadi adalah paket <text:tab/>kita akan didrop dengan status </text:span><text:span text:style-name="T2">packet filtered</text:span><text:span text:style-name="T1"> . </text:span></text:p>
      <text:p text:style-name="P3"/>
      <text:p text:style-name="P3"><text:tab/><text:tab/><text:span text:style-name="T1">Namun hal ini akan berubah ketika kita sudah login sebagai user dari hotspot. <text:tab/>Kita sudah memiliki autorisasi sebagai user dan diperbolehkan menggunakan <text:tab/>jaringan internet sehingga paket akan diteruskan ke alamat yang dituju</text:span></text:p>
      <text:p text:style-name="P3"/>
      <text:list xml:id="list91302055123825" text:continue-numbering="true" text:style-name="L1">
        <text:list-item>
          <text:p text:style-name="P4">Cobalah untuk mengubah–ubah limitasi user lalu perhatikan warna indikator pada simple queue. Jelaskan kondisi yang terjadi ketika indikator queue user berwarna hijau, kuning &amp; merah.</text:p>
        </text:list-item>
      </text:list>
      <text:p text:style-name="P3"/>
      <text:p text:style-name="P3"><text:tab/><text:tab/><text:span text:style-name="T4">Secara umum terdapat 3 warna indikator yang ada pada queue, yaitu hijau, <text:tab/>merah &amp; kuning. Namun, yang paling sering banyak ditemukan adalah kasus warna <text:tab/>hijau dan warna merah. Dari sumber </text:span><text:a xlink:type="simple" xlink:href="https://forum.mikrotik.com/viewtopic.php" text:style-name="Internet_20_link" text:visited-style-name="Visited_20_Internet_20_Link"><text:span text:style-name="T4">https://forum.mikrotik.com/viewtopic.php</text:span></text:a><text:a xlink:type="simple" xlink:href="https://forum.mikrotik.com/viewtopic.php?t=11660" text:style-name="Internet_20_link" text:visited-style-name="Visited_20_Internet_20_Link"><text:span text:style-name="T4">?</text:span></text:a><text:a xlink:type="simple" xlink:href="https://forum.mikrotik.com/viewtopic.php?t=11660" text:style-name="Internet_20_link" text:visited-style-name="Visited_20_Internet_20_Link"><text:span text:style-name="T5"><text:tab/></text:span></text:a><text:a xlink:type="simple" xlink:href="https://forum.mikrotik.com/viewtopic.php?t=11660" text:style-name="Internet_20_link" text:visited-style-name="Visited_20_Internet_20_Link"><text:span text:style-name="T4">t=11660</text:span></text:a><text:span text:style-name="T4"> ada beberapa kesimpulan yang bisa diambil namun masih sangat subjektif. </text:span></text:p>
      <text:p text:style-name="P3"/>
      <text:p text:style-name="P3"><text:tab/><text:tab/><text:span text:style-name="T7">Dari sumber lain yang lebih valid yaitu </text:span><text:a xlink:type="simple" xlink:href="https://wiki.mikrotik.com/wiki" text:style-name="Internet_20_link" text:visited-style-name="Visited_20_Internet_20_Link"><text:span text:style-name="T7">https://wiki.mikrotik.com/wik</text:span></text:a><text:a xlink:type="simple" xlink:href="https://wiki.mikrotik.com/wiki" text:style-name="Internet_20_link" text:visited-style-name="Visited_20_Internet_20_Link"><text:span text:style-name="T8">i</text:span></text:a><text:a xlink:type="simple" xlink:href="https://wiki.mikrotik.com/wiki/Manual:HTB" text:style-name="Internet_20_link" text:visited-style-name="Visited_20_Internet_20_Link"><text:span text:style-name="T6"><text:tab/></text:span></text:a><text:a xlink:type="simple" xlink:href="https://wiki.mikrotik.com/wiki/Manual:HTB" text:style-name="Internet_20_link" text:visited-style-name="Visited_20_Internet_20_Link"><text:span text:style-name="T3">Manual:HTB</text:span></text:a><text:span text:style-name="T3"> </text:span><text:span text:style-name="T9">menjelaskan bahwa hal ini dipengaruhi oleh 2 hal, yaitu CIR/MIR &amp; <text:s/><text:tab/>available network traffic (bandwith). CIR (committed Informational Rate) adalah <text:tab/>sebuah parameter bawah yang </text:span><text:span text:style-name="T10">digunakan queue untuk membatasi akses user. Jadi <text:tab/>ketika user terhubung ke jaringan user memiliki batasan awal yang bisa digunakan, <text:tab/>Sementara MIR (Maximal Informatioanal Rate) adalah rate yang digunakan untuk <text:tab/>batas atas, sehingga user membutuhkan batas kecepatan diatas CIR user masih bisa <text:tab/>menggunakan jaringan dengan meminta resource lebih ke parent queue.</text:span></text:p>
      <text:p text:style-name="P3"><text:span text:style-name="T10"/></text:p>
      <text:p text:style-name="P5"><text:span text:style-name="T10"><text:tab/>Untuk warna indikator pada winbox dapat dijelaskan melalui daftar di bawah : </text:span></text:p>
      <text:p text:style-name="P5"><text:span text:style-name="T10"/></text:p>
      <text:list xml:id="list4158621374" text:style-name="L2">
        <text:list-item>
          <text:p text:style-name="P7">0% - 50% available traffic used - green </text:p>
        </text:list-item>
        <text:list-item>
          <text:p text:style-name="P7">51% - 75% available traffic used - yellow </text:p>
        </text:list-item>
        <text:list-item>
          <text:p text:style-name="P6">76% - 100% available traffic used - red</text:p>
        </text:list-item>
      </text:list>
      <text:p text:style-name="P3"><text:span text:style-name="T10"/></text:p>
      <text:p text:style-name="P3"><text:span text:style-name="T10"><text:tab/>Terimakasi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8:17:02.550060351</meta:creation-date>
    <dc:date>2019-06-13T09:13:00.876816809</dc:date>
    <meta:editing-duration>PT4M57S</meta:editing-duration>
    <meta:editing-cycles>1</meta:editing-cycles>
    <meta:document-statistic meta:table-count="0" meta:image-count="0" meta:object-count="0" meta:page-count="1" meta:paragraph-count="13" meta:word-count="319" meta:character-count="2197" meta:non-whitespace-character-count="1867"/>
    <meta:generator>LibreOffice/6.2.3.2$Linux_X86_64 LibreOffice_project/aecc05fe267cc68dde00352a451aa867b3b546ac</meta:generator>
  </office:meta>
</office:document-meta>
</file>